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37in" svg:height="3.5453in" svg:x="0.0217in" svg:y="0.8575in">
            <draw:object draw:notify-on-update-of-ranges="Sheet1.A1:Sheet1.A1 Sheet1.A2:Sheet1.A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#vertex</text:p>
          </table:table-cell>
          <table:table-cell table:style-name="ce1" office:value-type="string">
            <text:p>max independent set size</text:p>
          </table:table-cell>
          <table:table-cell table:style-name="ce1" office:value-type="string">
            <text:p>#recursive calls</text:p>
          </table:table-cell>
          <table:table-cell table:style-name="ce1" office:value-type="string">
            <text:p>log(recursive calls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9238">
            <text:p>19238</text:p>
          </table:table-cell>
          <table:table-cell table:formula="of:=LOG([.C2])" office:value-type="float" office:value="4.28415992039868">
            <text:p>4.28415992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57163">
            <text:p>157163</text:p>
          </table:table-cell>
          <table:table-cell table:formula="of:=LOG([.C3])" office:value-type="float" office:value="5.19635031023273">
            <text:p>5.19635031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057203">
            <text:p>1057203</text:p>
          </table:table-cell>
          <table:table-cell table:formula="of:=LOG([.C4])" office:value-type="float" office:value="6.02415838684862">
            <text:p>6.02415838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8808978">
            <text:p>8808978</text:p>
          </table:table-cell>
          <table:table-cell table:formula="of:=LOG([.C5])" office:value-type="float" office:value="6.94492552535793">
            <text:p>6.944925525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5:02:54</meta:creation-date>
    <dc:date>2013-09-22T15:17:50</dc:date>
    <meta:editing-duration>PT8M56S</meta:editing-duration>
    <meta:editing-cycles>2</meta:editing-cycles>
    <meta:generator>LibreOffice/3.5$Linux_X86_64 LibreOffice_project/350m1$Build-2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2.348cm" svg:y="4.204cm" style:legend-expansion="high" chart:style-name="ch2"/>
        <chart:plot-area chart:style-name="ch3" table:cell-range-address="Sheet1.A1:Sheet1.A5 Sheet1.D1:Sheet1.D5" chart:data-source-has-labels="row" svg:x="0.769cm" svg:y="0.855cm" svg:width="10.941cm" svg:height="7.551cm">
          <chartooo:coordinate-region svg:x="1.205cm" svg:y="1.054cm" svg:width="10.318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5" chart:label-cell-address="Sheet1.D1:Sheet1.D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(recursive call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:Sheet1.A5</svg:desc>
                </draw:g>
              </table:table-cell>
              <table:table-cell office:value-type="float" office:value="4.28415992039868">
                <text:p>4.28415992039868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.19635031023273">
                <text:p>5.19635031023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.02415838684862">
                <text:p>6.02415838684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6.94492552535793">
                <text:p>6.94492552535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